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5.8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0.875in"/>
    </style:style>
    <style:style style:name="Table12.B" style:family="table-column">
      <style:table-column-properties style:column-width="5.8229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/>
    </style:style>
    <style:style style:name="Table11.A" style:family="table-column">
      <style:table-column-properties style:column-width="0.875in"/>
    </style:style>
    <style:style style:name="Table11.B" style:family="table-column">
      <style:table-column-properties style:column-width="5.822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0.875in"/>
    </style:style>
    <style:style style:name="Table10.B" style:family="table-column">
      <style:table-column-properties style:column-width="5.8229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0.875in"/>
    </style:style>
    <style:style style:name="Table9.B" style:family="table-column">
      <style:table-column-properties style:column-width="5.822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0.875in"/>
    </style:style>
    <style:style style:name="Table8.B" style:family="table-column">
      <style:table-column-properties style:column-width="5.822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0.875in"/>
    </style:style>
    <style:style style:name="Table7.B" style:family="table-column">
      <style:table-column-properties style:column-width="5.8229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875in"/>
    </style:style>
    <style:style style:name="Table6.B" style:family="table-column">
      <style:table-column-properties style:column-width="5.82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875in"/>
    </style:style>
    <style:style style:name="Table5.B" style:family="table-column">
      <style:table-column-properties style:column-width="5.82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0.875in"/>
    </style:style>
    <style:style style:name="Table4.B" style:family="table-column">
      <style:table-column-properties style:column-width="5.822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875in"/>
    </style:style>
    <style:style style:name="Table3.B" style:family="table-column">
      <style:table-column-properties style:column-width="5.82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875in"/>
    </style:style>
    <style:style style:name="Table2.B" style:family="table-column">
      <style:table-column-properties style:column-width="5.82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33e85c" style:font-size-asian="14pt" style:font-size-complex="14pt"/>
    </style:style>
    <style:style style:name="P3" style:family="paragraph" style:parent-style-name="Standard">
      <style:text-properties fo:font-size="14pt" officeooo:paragraph-rsid="0039f02e" style:font-size-asian="14pt" style:font-size-complex="14pt"/>
    </style:style>
    <style:style style:name="P4" style:family="paragraph" style:parent-style-name="Standard">
      <style:text-properties fo:font-size="14pt" officeooo:paragraph-rsid="004134e0" style:font-size-asian="14pt" style:font-size-complex="14pt"/>
    </style:style>
    <style:style style:name="P5" style:family="paragraph" style:parent-style-name="Standard">
      <style:text-properties fo:font-size="14pt" officeooo:paragraph-rsid="0041c500" style:font-size-asian="14pt" style:font-size-complex="14pt"/>
    </style:style>
    <style:style style:name="P6" style:family="paragraph" style:parent-style-name="Standard">
      <style:text-properties fo:font-size="14pt" officeooo:paragraph-rsid="00431d08" style:font-size-asian="14pt" style:font-size-complex="14pt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paragraph-rsid="0050369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paragraph-rsid="0027fe8c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paragraph-rsid="002c8994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paragraph-rsid="002f9237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paragraph-rsid="00489d4f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paragraph-rsid="0050369f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officeooo:rsid="00451c9b" officeooo:paragraph-rsid="00451c9b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ize="10.5pt" style:font-size-asian="10.5pt" style:font-size-complex="10.5pt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Standard">
      <style:text-properties officeooo:paragraph-rsid="004134e0"/>
    </style:style>
    <style:style style:name="P22" style:family="paragraph" style:parent-style-name="Standard">
      <style:paragraph-properties fo:text-align="center" style:justify-single-word="false"/>
      <style:text-properties fo:font-size="22pt" fo:font-weight="bold" officeooo:paragraph-rsid="00451c9b" style:font-size-asian="22pt" style:font-weight-asian="bold" style:font-size-complex="22pt" style:font-weight-complex="bold"/>
    </style:style>
    <style:style style:name="P23" style:family="paragraph" style:parent-style-name="Standard">
      <style:text-properties officeooo:paragraph-rsid="004a1ee5"/>
    </style:style>
    <style:style style:name="P24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26" style:family="paragraph" style:parent-style-name="Table_20_Contents">
      <style:text-properties fo:font-size="14pt" officeooo:rsid="003ce9e0" officeooo:paragraph-rsid="003ce9e0" style:font-size-asian="14pt" style:font-size-complex="14pt"/>
    </style:style>
    <style:style style:name="P27" style:family="paragraph" style:parent-style-name="Table_20_Contents">
      <style:text-properties fo:font-size="14pt" officeooo:rsid="003ce9e0" officeooo:paragraph-rsid="004134e0" style:font-size-asian="14pt" style:font-size-complex="14pt"/>
    </style:style>
    <style:style style:name="P28" style:family="paragraph" style:parent-style-name="Table_20_Contents">
      <style:text-properties fo:font-size="14pt" officeooo:rsid="003ce9e0" officeooo:paragraph-rsid="0041c500" style:font-size-asian="14pt" style:font-size-complex="14pt"/>
    </style:style>
    <style:style style:name="P29" style:family="paragraph" style:parent-style-name="Table_20_Contents">
      <style:text-properties fo:font-size="14pt" officeooo:rsid="003ce9e0" officeooo:paragraph-rsid="00431d08" style:font-size-asian="14pt" style:font-size-complex="14pt"/>
    </style:style>
    <style:style style:name="P30" style:family="paragraph" style:parent-style-name="Standard">
      <style:paragraph-properties fo:break-before="page"/>
      <style:text-properties fo:font-size="14pt" fo:font-weight="bold" officeooo:paragraph-rsid="0033e85c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officeooo:paragraph-rsid="00431d08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490f02" style:font-size-asian="14pt" style:font-size-complex="14pt"/>
    </style:style>
    <style:style style:name="T3" style:family="text">
      <style:text-properties fo:font-size="14pt" officeooo:rsid="004a1ee5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27fe8c" style:font-size-asian="14pt" style:font-weight-asian="normal" style:font-size-complex="14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7fe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6"/>
      <text:p text:style-name="P16"/>
      <text:p text:style-name="P16"/>
      <text:p text:style-name="P16">道学硕士论文</text:p>
      <text:p text:style-name="P16"/>
      <text:p text:style-name="P16"/>
      <text:p text:style-name="P22">希伯来文视角的神的仆人弥赛亚 <text:s/>研究</text:p>
      <text:p text:style-name="P16"/>
      <text:p text:style-name="P16"/>
      <text:p text:style-name="P16"/>
      <text:p text:style-name="P17">2021年7月</text:p>
      <text:p text:style-name="P17"/>
      <text:p text:style-name="P17"/>
      <text:p text:style-name="P17">江飞</text:p>
      <text:p text:style-name="P17"/>
      <text:p text:style-name="P17"/>
      <text:p text:style-name="P17">宣教牧会学</text:p>
      <text:p text:style-name="P17"/>
      <text:p text:style-name="P17"/>
      <text:p text:style-name="P17">高神大学校 <text:s/>大学院</text:p>
      <text:p text:style-name="P17"/>
      <text:p text:style-name="P25">希伯来文视角的神的仆人弥赛亚</text:p>
      <text:p text:style-name="P18">——以赛亚书52:13-53:12所描述的弥赛亚</text:p>
      <text:p text:style-name="P1"/>
      <text:p text:style-name="P19"><text:span text:style-name="T6">摘要：</text:span>本研究题目，以以赛亚书52章13节至53章12节的希伯来原文内容为基础研究素材。探索先知预言中的弥赛亚是以怎样的形象到来、为了做什么到来、遭遇了什么及为何遭遇如此、其性格与性情、其死亡与得胜、及其最终的结局。本研究主要以旧约希伯来文的圣经文法为工具，查看以赛亚先知所见的弥赛亚的不被人喜悦，但被神所喜悦高举的事实。并见证最终弥赛亚配得的荣耀。</text:p>
      <text:p text:style-name="P19"/>
      <text:p text:style-name="P19"><text:span text:style-name="T6">关键词：</text:span>希伯来文；以赛亚书；弥赛亚；经文对照；新旧约连接；</text:p>
      <text:p text:style-name="P19"/>
      <text:p text:style-name="P8"/>
      <text:p text:style-name="P24">目 <text:s text:c="3"/>录</text:p>
      <text:p text:style-name="P13">序论</text:p>
      <text:p text:style-name="P13">1.弥赛亚，עֶבֶד（52：13，仆人）</text:p>
      <text:p text:style-name="P20"><text:span text:style-name="T4"><text:s text:c="4"/>1.</text:span><text:span text:style-name="T5">1</text:span><text:span text:style-name="T4">.行事智慧</text:span></text:p>
      <text:p text:style-name="P10"><text:s text:c="4"/>1.<text:span text:style-name="T7">2</text:span>.高举上升</text:p>
      <text:p text:style-name="P10"><text:s text:c="4"/>1.<text:span text:style-name="T7">3</text:span>.成为至高</text:p>
      <text:p text:style-name="P10">2.弥赛亚，מַרְאֵהוּ וְתֹאֲרוׂ（52：14, 53：2, 他的面貌和他的形容）</text:p>
      <text:p text:style-name="P14"><text:s text:c="4"/>2.1.令人惊奇</text:p>
      <text:p text:style-name="P14"><text:s text:c="4"/>2.2.憔悴枯槁</text:p>
      <text:p text:style-name="P14"><text:s text:c="4"/>2.3.渺小柔弱</text:p>
      <text:p text:style-name="P14"><text:s text:c="4"/>2.4.贫瘠贫乏</text:p>
      <text:p text:style-name="P14"><text:s text:c="4"/>2.5.无可羡慕</text:p>
      <text:p text:style-name="P11">3.弥赛亚，גּוׂיִם רַבִּים（52：15, 列国）</text:p>
      <text:p text:style-name="P14"><text:s text:c="4"/>3.1.洁净</text:p>
      <text:p text:style-name="P14"><text:s text:c="4"/>3.2.传扬</text:p>
      <text:p text:style-name="P12">4.弥赛亚，מִי הֶאֱמִין（53：1, 谁相信呢）</text:p>
      <text:p text:style-name="P14"><text:s text:c="4"/>4.1.无人相信</text:p>
      <text:p text:style-name="P14"><text:s text:c="4"/>4.2.神的能力</text:p>
      <text:p text:style-name="P12">5.弥赛亚，נִבְזֶה וַחֲדַל（53：3, 被藐视被厌弃）</text:p>
      <text:p text:style-name="P14"><text:s text:c="4"/>5.1.藐视厌弃</text:p>
      <text:p text:style-name="P14"><text:s text:c="4"/>5.2.痛苦忧患</text:p>
      <text:p text:style-name="P14"><text:s text:c="4"/>5.3.无视轻视</text:p>
      <text:p text:style-name="P12">6.弥赛亚，נָשָֹא סָבַל（53：4, 担当背负）</text:p>
      <text:p text:style-name="P14"><text:s text:c="4"/>6.1.担当忧患</text:p>
      <text:p text:style-name="P14"><text:s text:c="4"/>6.2.背负痛苦</text:p>
      <text:p text:style-name="P14"><text:s text:c="4"/>6.3.被人误解</text:p>
      <text:p text:style-name="P12">7.弥赛亚，שָׁלוׂם רָפָא（53：5, 平安医治）</text:p>
      <text:p text:style-name="P14"><text:s text:c="4"/>7.1.过犯罪孽</text:p>
      <text:p text:style-name="P14"><text:s text:c="4"/>7.2.受伤受欺</text:p>
      <text:p text:style-name="P14"><text:s text:c="4"/>7.3.责罚鞭打</text:p>
      <text:p text:style-name="P14"><text:s text:c="4"/>7.4.平安医治</text:p>
      <text:p text:style-name="P12">8.弥赛亚，שֵֹה־הָאֱלֹהִים（53：6, 神的羔羊）</text:p>
      <text:p text:style-name="P14"><text:s text:c="4"/>8.1.走迷的我们</text:p>
      <text:p text:style-name="P14"><text:s text:c="4"/>8.2.担当的羔羊</text:p>
      <text:p text:style-name="P12"/>
      <text:p text:style-name="P12"><text:soft-page-break/>9.弥赛亚，שֶֹה נֶאֱלָמָה（53：7, 沉默的羔羊）</text:p>
      <text:p text:style-name="P14"><text:s text:c="4"/>9.1.默默受苦</text:p>
      <text:p text:style-name="P14"><text:s text:c="4"/>9.2.无声被杀</text:p>
      <text:p text:style-name="P12">10.弥赛亚，מִפֶּשַׁע עַמִּי（53：8, 因我百姓的过犯）</text:p>
      <text:p text:style-name="P14"><text:s text:c="4"/>10.1.欺压审判</text:p>
      <text:p text:style-name="P14"><text:s text:c="4"/>10.2.剪除击打</text:p>
      <text:p text:style-name="P14"><text:s text:c="4"/>10.3.因我百姓</text:p>
      <text:p text:style-name="P12">11.弥赛亚，לֹא־חָמָס עָשָֹה וְלֹא מִרמָה בְּפִיו（53：9-10, 他未行强暴，他口中没有诡诈）</text:p>
      <text:p text:style-name="P14"><text:s text:c="4"/>11.1.他的坟墓</text:p>
      <text:p text:style-name="P14"><text:s text:c="4"/>11.2.他的无辜</text:p>
      <text:p text:style-name="P14"><text:s text:c="4"/>11.3.神的悦纳</text:p>
      <text:p text:style-name="P14"><text:s text:c="4"/>11.4.他必亨通</text:p>
      <text:p text:style-name="P12">12.弥赛亚，שָֹבַע（53：11-12, 满足）</text:p>
      <text:p text:style-name="P14"><text:s text:c="4"/>12.1.他的劳苦</text:p>
      <text:p text:style-name="P14"><text:s text:c="4"/>12.2.他的知识</text:p>
      <text:p text:style-name="P14"><text:s text:c="4"/>12.3.他的位分</text:p>
      <text:p text:style-name="P14"><text:s text:c="4"/>12.4.他的掳物</text:p>
      <text:p text:style-name="P14"><text:s text:c="4"/>12.5.他配得</text:p>
      <text:p text:style-name="P12">结论</text:p>
      <text:p text:style-name="P30">序论</text:p>
      <text:p text:style-name="P2"><text:span text:style-name="T6"><text:s text:c="4"/></text:span>弥赛亚，是旧约中的受膏者的概念，这个概念在诗篇第2篇中第一次明确的出现，和耶和华神一起作为被抵挡的对象出现在第2节中。עַל־יהוה <text:s/>וְעַל־מְשִׁיחוׂ.在旧约中频繁出现对以色列的这位救主的预言，他们也读，也盼望，也祈求。但终究大多数以色列人偏偏没有相信。为此，有必要去研究以赛亚书的相关内容，查看在先知的预言之中，先知所见到的弥赛亚的样貌及历程、被不信的必然性及最终的结果。</text:p>
      <text:p text:style-name="P1"/>
      <text:p text:style-name="P7">1.弥赛亚，עֶבֶד（52：13，仆人）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IHOT</text:p>
          </table:table-cell>
          <table:table-cell table:style-name="Table1.B1" office:value-type="string">
            <text:p text:style-name="P3">צפניה 52-13 הִנֵּה יַשְׂכִּיל עַבְדִּי יָרוּם וְנִשּׂא וְגָבַהּ מְאֹד:</text:p>
          </table:table-cell>
        </table:table-row>
        <table:table-row>
          <table:table-cell table:style-name="Table1.A2" office:value-type="string">
            <text:p text:style-name="P26">和合本</text:p>
          </table:table-cell>
          <table:table-cell table:style-name="Table1.B2" office:value-type="string">
            <text:p text:style-name="P3">以赛亚书 52-13 我的仆人行事必有智慧（或作“行事通达”），必被高举上升，且成为至高。</text:p>
          </table:table-cell>
        </table:table-row>
        <table:table-row>
          <table:table-cell table:style-name="Table1.A2" office:value-type="string">
            <text:p text:style-name="P26">KRV</text:p>
          </table:table-cell>
          <table:table-cell table:style-name="Table1.B2" office:value-type="string">
            <text:p text:style-name="P3">이사야서 52-13 여호와께서 가라사대 보라 내 종이 형통하리니 받들어 높이 들려서 지극히 존귀하게 되리라</text:p>
          </table:table-cell>
        </table:table-row>
        <table:table-row>
          <table:table-cell table:style-name="Table1.A2" office:value-type="string">
            <text:p text:style-name="P26">LXX</text:p>
          </table:table-cell>
          <table:table-cell table:style-name="Table1.B2" office:value-type="string">
            <text:p text:style-name="P3">Ησαΐας 52-13 ΔΕΣΤΕ, ο δούλος μου θα ευοδωθεί· θα υψωθεί, και θα δοξαστεί, και θα ανέβει υπερβολικά ψηλά.</text:p>
          </table:table-cell>
        </table:table-row>
        <table:table-row>
          <table:table-cell table:style-name="Table1.A2" office:value-type="string">
            <text:p text:style-name="P26">WEB</text:p>
          </table:table-cell>
          <table:table-cell table:style-name="Table1.B2" office:value-type="string">
            <text:p text:style-name="P3">Isaiah 52-13 Behold, my servant will deal wisely. He will be exalted and lifted up, and will be very high.</text:p>
          </table:table-cell>
        </table:table-row>
      </table:table>
      <text:p text:style-name="P3"/>
      <text:p text:style-name="P23"><text:span text:style-name="T1"><text:s text:c="4"/>引言：在以上五个版本的翻译中，第一个词“看哪”在中文和合本中没有被翻译出来，而在</text:span><text:span text:style-name="T2">KRV（Korean </text:span><text:span text:style-name="T3">Revised Version)， LXX（七十士译本）</text:span><text:span text:style-name="T2"> 和</text:span><text:span text:style-name="T3">WEB（World English Bible）则被恰当的翻译了出来，但值得一提的是，在KRV版本中，多了一句耶和华说（ 여호와께서 가라사대），这是在原文中没有出现的单词。</text:span></text:p>
      <text:p text:style-name="P23"><text:span text:style-name="T3"><text:s/></text:span><text:span text:style-name="T1"><text:s text:c="4"/>由本节开始，以“עַבְדִּי”的身份，呼出了将来要来的弥赛亚。הִנֵּה，看哪，Behold, 是在旧约常常出来的一个词，用来引出下文，并引发听的人的关注，让他们注意听接下来的话。由הִנֵּה引出的本节经文，是需要听的人仔细听的。强调了本节的重要性。הִנֵּה יַשְׂכִּיל עַבְדִּי，紧接着的声明身份的单词，עַבְדִּי，则明确的表明了我们要注意的对象，就是这个עֶבֶד，仆人。他是王，却在这里被称为仆人。让我们不得不想到，他来到后，在新约中，他向门徒所做的是仆人做的工作，给他们洗脚。弥赛亚，是仆人。</text:span></text:p>
      <text:p text:style-name="P1"><text:s text:c="4"/>约翰福音 13-14 我是你们的主，你们的夫子，尚且洗你们的脚，你们也当彼此洗脚。</text:p>
      <text:p text:style-name="P1"/>
      <text:p text:style-name="P1"><text:s text:c="4"/>1.1.行事智慧</text:p>
      <text:p text:style-name="P1"><text:soft-page-break/><text:s text:c="4"/>神的仆人，行事智慧。并且，他以智慧的言语，教导我们，引导我们，使我们也得着智慧。在新约中，耶稣还是个小孩子的时候，如此描述说：路加福音 2-52 耶稣的智慧和身量（“身量”或作“年纪”），并　神和人喜爱他的心，都一齐增长。</text:p>
      <text:p text:style-name="P1"/>
      <text:p text:style-name="P1"><text:s text:c="4"/>单词解释：שָׁכַל</text:p>
      <text:p text:style-name="P1"><text:s text:c="4"/>在这一节中，智慧一词的希伯来语是יַשְׂכִּיל，原型为动词שָׁכַל，在这里的形式是Hiphil，未完成式，第三人称，阳性，“他将有智慧”。在这里的智慧，并不是个完成形式，而是未完成形式，好像在描述，这个仆人的智慧，并不是一开始就完成的，却是慢慢的，成全的一样。这里的智慧，是成长的智慧。是什么样的智慧，需要成长呢？天使的智慧并不需要成长，人的智慧才需要成长。这是在告诉我们，将来的弥赛亚，要逐渐的，在智慧上，成长。</text:p>
      <text:p text:style-name="P1"/>
      <text:p text:style-name="P1"><text:s text:c="4"/>他的历史：</text:p>
      <text:p text:style-name="P1"><text:s text:c="4"/>在基督耶稣的生涯中，我们看到了他从小的无助，软弱，四处被追杀，甚至连逃跑，也因为是个婴儿，只能是由养父约瑟带着他逃跑。他非常的弱小。但他逐渐的成长。</text:p>
      <text:p text:style-name="P1"><text:s text:c="4"/>不仅在这一节中描述了这样的一个成长的弥赛亚，在以赛亚书的之前部分，也有描述过这样的一位成长的弥赛亚。</text:p>
      <text:p text:style-name="P1"><text:s text:c="4"/>以赛亚书 7-15 到他晓得弃恶择善的时候，他必吃奶油与蜂蜜。</text:p>
      <text:p text:style-name="P1"><text:s text:c="4"/>成长的弥赛亚，在完全长成之前，是未完成的。在这里使用的未完成式，表明了以赛亚所看到的弥赛亚，并不是一个已经成为君王，主宰世界的弥赛亚。虽然这样的完成式的弥赛亚是以色列人所盼望的，但在这里，以赛亚所看到的，却是未完成式的。弥赛亚在成长，在增长智慧，并未成就为完成式的样子。</text:p>
      <text:p text:style-name="P1"><text:s text:c="4"/>但很明显，这样的弥赛亚，不是以色列人所期待的弥赛亚。他们对此不满，甚至把他钉死在十字架上。</text:p>
      <text:p text:style-name="P1"/>
      <text:p text:style-name="P1"><text:s text:c="4"/>新旧约连接：</text:p>
      <text:p text:style-name="P1"><text:s text:c="4"/>在成长中的弥赛亚，他的智慧日渐增长，甚至，惊讶到了圣殿中的教师们。在耶稣12岁的时候，路加为我们记录了一个事件，是关于小孩子的耶稣，在圣殿中，同教师们对话的。耶稣同父母上去耶路撒冷，却没同他们一同回去，于是，马利亚和约瑟就来找耶稣，一直找回到耶路撒冷，遇见他在圣殿里，和教师们对话。</text:p>
      <text:p text:style-name="P1"><text:s text:c="4"/>路加福音 2-46 过了三天，就遇见他在殿里，坐在教师中间，一面听，一面问。</text:p>
      <text:p text:style-name="P1"><text:s text:c="4"/>路加福音 2-47 凡听见他的，都希奇他的聪明和他的应对。</text:p>
      <text:p text:style-name="P1"><text:soft-page-break/><text:s text:c="4"/>在这里的耶稣，已经成长到让教师们希奇了。但在这里的描述，耶稣又听，又问，并没有教导人。12岁孩童时的弥赛亚耶稣的智慧，仍然是在成长中。尚未完成。</text:p>
      <text:p text:style-name="P1"><text:s text:c="4"/>到耶稣30岁左右出来传道之时，耶稣的智慧，就不是圣殿中的教师们可以比肩的了。幼小的他的智慧让智慧人希奇，成年的他的智慧让智慧人不敢诘问。</text:p>
      <text:p text:style-name="P1"><text:s text:c="4"/>在路加福音记载了撒都该人询问耶稣的事件。他们问耶稣，耶稣回答，被文士称赞，也被文士开始敬畏。</text:p>
      <text:p text:style-name="P1"><text:s text:c="4"/>路加福音 20-39 有几个文士说：“夫子，你说得好！”</text:p>
      <text:p text:style-name="P1"><text:s text:c="4"/>路加福音 20-40 以后他们不敢再问他什么。</text:p>
      <text:p text:style-name="P1"><text:s text:c="4"/>耶稣的智慧，成年的弥赛亚的智慧，开始让人产生敬畏。</text:p>
      <text:p text:style-name="P1"/>
      <text:p text:style-name="P1"><text:s text:c="4"/>1.2.高举上升</text:p>
      <text:p text:style-name="P1"><text:s text:c="4"/>神的仆人，他的智慧未完成，他的地位，也是处于未完成中。他地位低微，但他必被高举上升。以赛亚所看到的弥赛亚，是在成长智慧的弥赛亚，也是在地位上升的弥赛亚。他所看到的弥赛亚，并不是像所罗门一样，生下来就是王子的身份，必要登上王的位置。他所看到的弥赛亚，不是生下来就地位高高的弥赛亚，而是，被高举，上升的弥赛亚。</text:p>
      <text:p text:style-name="P1"><text:s text:c="4"/>单词解释：יָרוּם וְנִשָֹא וְגָבַהּ</text:p>
      <text:p text:style-name="P1"><text:s text:c="4"/>在本节中，高举，或者，高升，连续用了三个近似含义的词：יָרוּם וְנִשָֹא וְגָבַהּ，当然，他们也都是未完成式，原型分别为：רוּם <text:s/>נָשָֹא <text:s/>גָּבַהּ。以赛亚用了这样的词，来形容他所看到的弥赛亚。就像所看到的他的智慧一样，未完成的，他的地位，也是同样，尚未完成。</text:p>
      <text:p text:style-name="P1"><text:s text:c="4"/>在这3个近似的词中，有一个词引起了我们的注意，וְנִשָֹא，这是个单数阳性动词，Niphal连续式，Niphal,意味着这个动作，是被动的。弥赛亚的高升，是他在升高，也是他在被高举。</text:p>
      <text:p text:style-name="P1"><text:s text:c="4"/>他崇高的地位并未完成，他崇高的地位，在逐渐的完成。他逐渐升高，他也逐渐的被升高。他高而又高，直到至高。</text:p>
      <text:p text:style-name="P1"><text:s text:c="4"/>他的历史：</text:p>
      <text:p text:style-name="P1"><text:s text:c="4"/>他被高升，又是他主动升高，这样的主动又被动的一位，就是走向十字架的耶稣基督。在世人看，十字架或许是羞辱，是降低，但在我们的信仰中，却是荣耀，是高升。他由此得着荣耀。</text:p>
      <text:p text:style-name="P1"><text:s text:c="4"/></text:p>
      <text:p text:style-name="P1"><text:s text:c="4"/>约翰福音 3-14 摩西在旷野怎样举蛇，人子也必照样被举起来，约翰福音 3-15 叫一切信他的都得永生（或作“叫一切信的人在他里面得永生”）。</text:p>
      <text:p text:style-name="P1"><text:soft-page-break/><text:s text:c="4"/>这一节是经文，是尼哥底母和耶稣对话中的一段。耶稣说到自己的将来，被高高举起的未来，仰望他的人，都得着生命。如同以色列人仰望摩西的铜蛇得救一样。</text:p>
      <text:p text:style-name="P1"><text:s text:c="4"/>耶稣论到自己被高举的事件，是被动的。如同铜蛇被摩西举起来。但在本质上，却又是他主动的。没有人能将他送上十字架，是他自己，主动走向十字架。</text:p>
      <text:p text:style-name="P1"><text:s text:c="4"/></text:p>
      <text:p text:style-name="P1"><text:s text:c="4"/>马太福音 26-53 你想我不能求我父现在为我差遣十二营多天使来吗？马太福音 26-54 若是这样，经上所说事情必须如此的话怎么应验呢？”</text:p>
      <text:p text:style-name="P1"><text:s text:c="4"/>耶稣可以不上十字架，但，他要应验经上的话，他就自己主动走向了十字架。他是被动的高升，他也是主动的高升。</text:p>
      <text:p text:style-name="P1"><text:s text:c="4"/></text:p>
      <text:p text:style-name="P1"><text:s text:c="4"/>新旧约连接：</text:p>
      <text:p text:style-name="P1"><text:s text:c="4"/>耶稣的地位升高，却仍然是和以色列人所想的不一样。以色列人所想的是所罗门那样的王，至少，是像巴拉巴那样的英雄。可是耶稣的地位升高，却是我们眼中所看为羞辱的，低贱的方式。他走向十架，被高高举起。我们仰望，我们却不敬畏，甚至，嘲笑，辱骂。他被升高，却并未完成，甚至在我们眼里，看为低贱。</text:p>
      <text:p text:style-name="P1"><text:s text:c="4"/></text:p>
      <text:p text:style-name="P1"><text:s text:c="4"/>约翰福音 19-19 彼拉多又用牌子写了一个名号，安在十字架上，写的是：“犹太人的王，拿撒勒人耶稣。”</text:p>
      <text:p text:style-name="P1"><text:s text:c="4"/>约翰福音 19-20 有许多犹太人念这名号，因为耶稣被钉十字架的地方，与城相近，并且是用希伯来、罗马、希腊三样文字写的。</text:p>
      <text:p text:style-name="P1"><text:s text:c="4"/>耶稣被高举，许多人看见了他被高举，仰望着他，念着他的名号，“犹太人的王”。他们仰望着，念着，却仍是不信着。只因他的升高，尚未完成。但他的升高，必将完成，成为至高。</text:p>
      <text:p text:style-name="P1"/>
      <text:p text:style-name="P1"><text:s text:c="4"/>1.3.成为至高</text:p>
      <text:p text:style-name="P1"><text:s text:c="4"/>神的仆人的智慧，和地位，都是未完成的。但这未完成，却不是因为神的无能，而是因为，完成状态的至极。他的现在的未完成，是为了以后，无比的尊荣。他要成为至高。</text:p>
      <text:p text:style-name="P1"/>
      <text:p text:style-name="P1"><text:s text:c="4"/>单词解释：מְאֹד</text:p>
      <text:p text:style-name="P1"><text:s text:c="4"/>这个词在圣经中的第一次出现，是创世纪 1-31，神论到他所创造的一切，看着，甚好的时候，用到了מְאֹד。用来形容他的满意程度。</text:p>
      <text:p text:style-name="P1"><text:s text:c="4"/>בראשית 1-31 וַיַּרְא אֱלֹהִים אֶת־כָּל־אֲשֶׁר עָשָׂה וְהִנֵּה־טוֹב מְאֹד </text:p>
      <text:p text:style-name="P1"><text:s text:c="4"/>创世纪 1-31 　神看着一切所造的都甚好。</text:p>
      <text:p text:style-name="P1"/>
      <text:p text:style-name="P1"><text:soft-page-break/><text:s text:c="4"/>因着这个程度，מְאֹד的程度，所以，纵然是大能如神，创造天地也仍是花费了6天之久。因为他所创造的天地，是טוֹב מְאֹד的程度。耶稣的成长花费了多少时间呢？是33年之久。耶稣的升高，更是无法可比，他乃为至高。</text:p>
      <text:p text:style-name="P1"/>
      <text:p text:style-name="P1"><text:s text:c="4"/>他的历史：</text:p>
      <text:p text:style-name="P1"><text:s text:c="4"/>如同本节的顺序一样，מְאֹד是放在最后的，耶稣的至高，也是放在最后的。耶稣初始，并不高贵，甚至卑贱。他出生在马槽里，被人追杀，被人轻视，被人羞辱，被人钉死在十字架上。他从马槽的婴儿耶稣，到传道的成人耶稣，至十字架上的“犹太人的王”耶稣，直到，至高者，耶稣。他逐渐上升，成为至高。</text:p>
      <text:p text:style-name="P1"><text:s text:c="4"/>耶稣的上升，以我们可见的形式，出现在我们的眼前。就是在最后的升天的事件中向我们所展现的。其实耶稣所升的天是在以色列地的上方吗？那如果耶稣生在位于地球另一侧的位置，是不是就要下入地，穿过地球，升到以色列地的上方呢？神是个灵。神的方位，也并不是我们的物理世界的方位。他升高，升入天上，升为至高，并不能为我们所见。因我们是肉眼。</text:p>
      <text:p text:style-name="P1"/>
      <text:p text:style-name="P1"><text:s text:c="4"/>使徒行传 1-9 说了这话，他们正看的时候，他就被取上升。有一朵云彩把他接去，便看不见他了。</text:p>
      <text:p text:style-name="P1"><text:s text:c="4"/>当复活后的耶稣与门徒最后聚集在橄榄山对话的时候，耶稣被取上升了。在他们眼前，以他们可见的形式。耶稣是升到云彩之上的国度了吗？如果天堂是那样的位置的话，我们在坐飞机的时候就可以自夸的说，我们如同耶稣一样升天了。但并不是。耶稣的肉眼可见的升天，是为了我们肉体的软弱，使我们得以看见的而已。他不需要如此。但为了我们知道他的升高，他选择如此。正如他在呼喊拉撒路出来的时候所做的一样，是为了我们而特意做的“仪式”。</text:p>
      <text:p text:style-name="P1"/>
      <text:p text:style-name="P1"><text:s text:c="4"/>约翰福音 11-42 我也知道你常听我。但我说这话，是为周围站着的众人，叫他们信是你差了我来。</text:p>
      <text:p text:style-name="P1"><text:s text:c="4"/>当耶稣到了拉撒路，马大，马利亚所在的伯大尼的时候，拉撒路已经死了，且被放入坟墓4天之久了，可能都要臭了。耶稣去到坟墓那里，呼叫拉撒路出来。其实耶稣不需要这样大声的呼叫。但为了众人，他选择说那些话。这并不是意味着，这些仪式使得某种力量产生并使拉撒路复活，而是，耶稣，他的身份，使得拉撒路复活。但为了众人，他选择特意做一些“仪式”。这样，是作为记号(sign)，是为证明。</text:p>
      <text:p text:style-name="P1"/>
      <text:p text:style-name="P1"><text:s text:c="4"/>新旧约连接：</text:p>
      <text:p text:style-name="P1"><text:soft-page-break/><text:s text:c="4"/>耶稣的成为至高，而不是如同所罗门一样的生为至高，也是以色列人所不能接受的。他们也容不得自己的兄弟之一，高过于自己。本是同样的弟兄，却有一个被神升高，高于自己，这是他们所不能接受的。从一开始就是如此。</text:p>
      <text:p text:style-name="P1"><text:s text:c="4"/>以色列，雅各，他有12个儿子，但神要在其中，升高约瑟的时候，他们就无法接受。甚至，连以色列也无法接受。以色列也容不得自己的子民中有高过于自己的。</text:p>
      <text:p text:style-name="P1"><text:s text:c="4"/></text:p>
      <text:p text:style-name="P1"><text:s text:c="4"/>创世纪 37-8 他的哥哥们回答说：“难道你真要作我们的王吗？难道你真要管辖我们吗？”他们就因为他的梦和他的话，越发恨他。</text:p>
      <text:p text:style-name="P1"><text:s text:c="4"/>创世纪 37-10 约瑟将这梦告诉他父亲和他哥哥们，他父亲就责备他说：“你作的这是什么梦！难道我和你母亲、你弟兄果然要来俯伏在地，向你下拜吗？”</text:p>
      <text:p text:style-name="P1"><text:s text:c="4"/>无论是以色列的子民，还是以色列的祖先，整体以色列，接受不了神在他们中间升高一人成为他们的王。这样的以色列，一直延续到新约，他们接受不了耶稣被升高成为他们的王。他们嫉妒，他们杀害了耶稣。</text:p>
      <text:p text:style-name="P1"><text:s text:c="4"/>但，就像要被杀被卖的约瑟一样，神仍然是升高了他。耶稣也是如此。就算他们出场耶稣，就算他们杀害耶稣，神仍然是升高了耶稣。且，成为至高。</text:p>
      <text:p text:style-name="P1"><text:s text:c="4"/></text:p>
      <text:p text:style-name="P1"><text:s text:c="4"/>创世纪 44-28 一个离开我出去了。我说：他必是被撕碎了，直到如今我也没有见他。</text:p>
      <text:p text:style-name="P1"><text:s text:c="4"/>以色列这样以为神要高升的约瑟，认为他是死了，没了。但神要高升的人，神怎会失败呢。现在的以色列也是这样的认为耶稣，认为神要升为至高的耶稣是死了，没了。但神要将他升为至高。约瑟从“死了”的约瑟，到宰相约瑟，共有20年左右，在这期间，约瑟一直是被认为是死了。直到忽然发现，约瑟还活着，且成为了宰相，仅次于法老。</text:p>
      <text:p text:style-name="P1"><text:s text:c="4"/></text:p>
      <text:p text:style-name="P1"><text:s text:c="4"/>创世纪 41-40 你可以掌管我的家，我的民都必听从你的话，惟独在宝座上我比你大。</text:p>
      <text:p text:style-name="P1"><text:s text:c="4"/>被升为至高的耶稣也是这样的被以色列人所认为。他们认为他已经死了。2000年期间，耶稣一直是被认为是死了。但他们将会发现，耶稣还活着，且成为了至高，同坐宝座的，执掌王权。</text:p>
      <text:p text:style-name="P1"><text:s text:c="4"/>希伯来书 3-6 但基督为儿子，治理　神的家；</text:p>
      <text:p text:style-name="P1"><text:s text:c="4"/>启示录 5-13 我又听见在天上、地上、地底下、沧海里和天地间一切所有被造之物，都说：但愿颂赞、尊贵、荣耀、权势都归给坐宝座的和羔羊，直到永永远远。”</text:p>
      <text:p text:style-name="P1"><text:s text:c="4"/></text:p>
      <text:p text:style-name="P1"><text:soft-page-break/><text:s text:c="4"/>被认为是已死的羔羊，被升为至高，同坐宝座的，同享颂赞、尊贵、荣耀、权势。</text:p>
      <text:p text:style-name="P1"><text:s/></text:p>
      <text:p text:style-name="P7">2.弥赛亚，מַרְאֵהוּ וְתֹאֲרוׂ（52：14, 53：2, 他的面貌和他的形容）</text:p>
      <text:p text:style-name="P1"><text:s text:c="4"/>צפניה 52-14 כַּאֲשֶׁר שָׁמְמוּ עָלֶיךָ רַבִּים כֵּן־מִשְׁחַת מֵאִישׁ מַרְאֵהוּ וְתֹאֲרוֹ מִבְּנֵי אָדָם:</text:p>
      <text:p text:style-name="P1"><text:s text:c="4"/>צפניה 53-2 וַיַּעַל כַּיּוֹנֵק לְפָנָיו וְכַשּׁרֶשׁ מֵאֶרֶץ צִיָּה לֹא־תֹאַר לוֹ וְלֹא הָדָר וְנִרְאֵהוּ וְלֹא־מַרְאֶה וְנֶחְמְדֵהוּ:</text:p>
      <text:p text:style-name="P6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9">IHOT</text:p>
          </table:table-cell>
          <table:table-cell table:style-name="Table12.B1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29">和合本</text:p>
          </table:table-cell>
          <table:table-cell table:style-name="Table12.B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29">KRV</text:p>
          </table:table-cell>
          <table:table-cell table:style-name="Table12.B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29">LXX</text:p>
          </table:table-cell>
          <table:table-cell table:style-name="Table12.B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29">WEB</text:p>
          </table:table-cell>
          <table:table-cell table:style-name="Table12.B2" office:value-type="string">
            <text:p text:style-name="P6"/>
          </table:table-cell>
        </table:table-row>
      </table:table>
      <text:p text:style-name="P6"><text:s text:c="4"/>2.1.令人惊奇</text:p>
      <text:p text:style-name="P1"><text:s text:c="4"/>单词解释：שָׁמֵם</text:p>
      <text:p text:style-name="P1"><text:s text:c="4"/>他的历史</text:p>
      <text:p text:style-name="P1"><text:s text:c="4"/>新旧约连接</text:p>
      <text:p text:style-name="P1"><text:s text:c="4"/>2.2.憔悴枯槁</text:p>
      <text:p text:style-name="P1"><text:s text:c="4"/>单词解释：מִשְׁחַת </text:p>
      <text:p text:style-name="P1"><text:s text:c="4"/>他的历史</text:p>
      <text:p text:style-name="P1"><text:s text:c="4"/>新旧约连接</text:p>
      <text:p text:style-name="P1"><text:s text:c="4"/>2.3.渺小柔弱</text:p>
      <text:p text:style-name="P1"><text:s text:c="4"/>单词解释：יוׂנֵק</text:p>
      <text:p text:style-name="P1"><text:s text:c="4"/>他的历史</text:p>
      <text:p text:style-name="P1"><text:s text:c="4"/>新旧约连接</text:p>
      <text:p text:style-name="P1"><text:s text:c="4"/>2.4.贫瘠贫乏</text:p>
      <text:p text:style-name="P1"><text:s text:c="4"/>单词解释：אֶרֶץ־צִיָּה</text:p>
      <text:p text:style-name="P1"><text:s text:c="4"/>他的历史</text:p>
      <text:p text:style-name="P1"><text:s text:c="4"/>新旧约连接</text:p>
      <text:p text:style-name="P1"><text:s text:c="4"/>2.5.无可羡慕</text:p>
      <text:p text:style-name="P1"><text:s text:c="4"/>单词解释：חָמַד</text:p>
      <text:p text:style-name="P1"><text:s text:c="4"/>他的历史</text:p>
      <text:p text:style-name="P1"><text:s text:c="4"/>新旧约连接</text:p>
      <text:p text:style-name="P1"/>
      <text:p text:style-name="P1"/>
      <text:p text:style-name="P7">3.弥赛亚，גּוׂיִם רַבִּים（52：15, 列国）</text:p>
      <text:p text:style-name="P1"><text:soft-page-break/><text:s text:c="4"/>צפניה 52-14 כַּאֲשֶׁר שָׁמְמוּ עָלֶיךָ רַבִּים כֵּן־מִשְׁחַת מֵאִישׁ מַרְאֵהוּ וְתֹאֲרוֹ מִבְּנֵי אָדָם:</text:p>
      <text:p text:style-name="P6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9">IHOT</text:p>
          </table:table-cell>
          <table:table-cell table:style-name="Table11.B1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29">和合本</text:p>
          </table:table-cell>
          <table:table-cell table:style-name="Table11.B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29">KRV</text:p>
          </table:table-cell>
          <table:table-cell table:style-name="Table11.B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29">LXX</text:p>
          </table:table-cell>
          <table:table-cell table:style-name="Table11.B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29">WEB</text:p>
          </table:table-cell>
          <table:table-cell table:style-name="Table11.B2" office:value-type="string">
            <text:p text:style-name="P6"/>
          </table:table-cell>
        </table:table-row>
      </table:table>
      <text:p text:style-name="P6"><text:s text:c="4"/>3.1.洁净</text:p>
      <text:p text:style-name="P1"><text:s text:c="4"/>单词解释：נָזַה</text:p>
      <text:p text:style-name="P1"><text:s text:c="4"/>他的历史</text:p>
      <text:p text:style-name="P1"><text:s text:c="4"/>新旧约连接</text:p>
      <text:p text:style-name="P1"><text:s text:c="4"/>3.2.传扬</text:p>
      <text:p text:style-name="P1"><text:s text:c="4"/>单词解释：סָפַר</text:p>
      <text:p text:style-name="P1"><text:s text:c="4"/>他的历史</text:p>
      <text:p text:style-name="P1"><text:s text:c="4"/>新旧约连接</text:p>
      <text:p text:style-name="P1"/>
      <text:p text:style-name="P1"/>
      <text:p text:style-name="P7">4.弥赛亚，מִי הֶאֱמִין（53：1, 谁相信呢）</text:p>
      <text:p text:style-name="P1"><text:s text:c="4"/>צפניה 53-1 מִי הֶאֱמִין לִשְׁמֻעָתֵנוּ וּזְרוֹעַ יְהוָה עַל־מִי נִגְלָתָה:</text:p>
      <text:p text:style-name="P6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9">IHOT</text:p>
          </table:table-cell>
          <table:table-cell table:style-name="Table10.B1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29">和合本</text:p>
          </table:table-cell>
          <table:table-cell table:style-name="Table10.B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29">KRV</text:p>
          </table:table-cell>
          <table:table-cell table:style-name="Table10.B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29">LXX</text:p>
          </table:table-cell>
          <table:table-cell table:style-name="Table10.B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29">WEB</text:p>
          </table:table-cell>
          <table:table-cell table:style-name="Table10.B2" office:value-type="string">
            <text:p text:style-name="P6"/>
          </table:table-cell>
        </table:table-row>
      </table:table>
      <text:p text:style-name="P6"><text:s text:c="4"/>4.1.无人相信</text:p>
      <text:p text:style-name="P1"><text:s text:c="4"/>单词解释：אָמַד</text:p>
      <text:p text:style-name="P1"><text:s text:c="4"/>他的历史</text:p>
      <text:p text:style-name="P1"><text:s text:c="4"/>新旧约连接</text:p>
      <text:p text:style-name="P1"><text:s text:c="4"/>4.2.神的能力</text:p>
      <text:p text:style-name="P1"><text:s text:c="4"/>单词解释：זְרוׂעַ־יהוה</text:p>
      <text:p text:style-name="P1"><text:s text:c="4"/>他的历史</text:p>
      <text:p text:style-name="P1"><text:s text:c="4"/>新旧约连接</text:p>
      <text:p text:style-name="P1"/>
      <text:p text:style-name="P1"/>
      <text:p text:style-name="P7">5.弥赛亚，נִבְזֶה וַחֲדַל（53：3, 被藐视被厌弃）</text:p>
      <text:p text:style-name="P1"><text:soft-page-break/><text:s text:c="4"/>צפניה 53-3 נִבְזֶה וַחֲדַל אִישִׁים אִישׁ מַכְאֹבוֹת וִידוּעַ חֹלִי וּכְמַסְתֵּר פָּנִים מִמֶּנּוּ נִבְזֶה וְלֹא חֲשַׁבְנֻהוּ:</text:p>
      <text:p text:style-name="P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9">IHOT</text:p>
          </table:table-cell>
          <table:table-cell table:style-name="Table9.B1" office:value-type="string">
            <text:p text:style-name="P6"/>
          </table:table-cell>
        </table:table-row>
        <table:table-row>
          <table:table-cell table:style-name="Table9.A2" office:value-type="string">
            <text:p text:style-name="P29">和合本</text:p>
          </table:table-cell>
          <table:table-cell table:style-name="Table9.B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29">KRV</text:p>
          </table:table-cell>
          <table:table-cell table:style-name="Table9.B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29">LXX</text:p>
          </table:table-cell>
          <table:table-cell table:style-name="Table9.B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29">WEB</text:p>
          </table:table-cell>
          <table:table-cell table:style-name="Table9.B2" office:value-type="string">
            <text:p text:style-name="P6"/>
          </table:table-cell>
        </table:table-row>
      </table:table>
      <text:p text:style-name="P6"><text:s text:c="4"/>5.1.藐视厌弃</text:p>
      <text:p text:style-name="P1"><text:s text:c="4"/>单词解释：נָּזָה <text:s/>חָדֵל</text:p>
      <text:p text:style-name="P1"><text:s text:c="4"/>他的历史</text:p>
      <text:p text:style-name="P1"><text:s text:c="4"/>新旧约连接</text:p>
      <text:p text:style-name="P1"><text:s text:c="4"/>5.2.痛苦忧患</text:p>
      <text:p text:style-name="P1"><text:s text:c="4"/>单词解释：מַכְאוׂב <text:s/>חֳלִי</text:p>
      <text:p text:style-name="P1"><text:s text:c="4"/>他的历史</text:p>
      <text:p text:style-name="P1"><text:s text:c="4"/>新旧约连接</text:p>
      <text:p text:style-name="P1"><text:s text:c="4"/>5.3.无视轻视</text:p>
      <text:p text:style-name="P1"><text:s text:c="4"/>单词解释：מַסְתֵּר <text:s/>חָשַׁב</text:p>
      <text:p text:style-name="P1"><text:s text:c="4"/>他的历史</text:p>
      <text:p text:style-name="P1"><text:s text:c="4"/>新旧约连接</text:p>
      <text:p text:style-name="P1"/>
      <text:p text:style-name="P1"/>
      <text:p text:style-name="P7">6.弥赛亚，נָשָֹא סָבַל（53：4, 担当背负）</text:p>
      <text:p text:style-name="P1"><text:s text:c="4"/>צפניה 53-4 אָכֵן חֳלָיֵנוּ הוּא נָשָׂא וּמַכְאֹבֵינוּ סְבָלָם וַאֲנַחְנוּ חֲשַׁבְנֻהוּ נָגוּעַ מֻכֵּה אֱלֹהִים וּמְעֻנֶּה:</text:p>
      <text:p text:style-name="P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9">IHOT</text:p>
          </table:table-cell>
          <table:table-cell table:style-name="Table8.B1" office:value-type="string">
            <text:p text:style-name="P6"/>
          </table:table-cell>
        </table:table-row>
        <table:table-row>
          <table:table-cell table:style-name="Table8.A2" office:value-type="string">
            <text:p text:style-name="P29">和合本</text:p>
          </table:table-cell>
          <table:table-cell table:style-name="Table8.B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29">KRV</text:p>
          </table:table-cell>
          <table:table-cell table:style-name="Table8.B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29">LXX</text:p>
          </table:table-cell>
          <table:table-cell table:style-name="Table8.B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29">WEB</text:p>
          </table:table-cell>
          <table:table-cell table:style-name="Table8.B2" office:value-type="string">
            <text:p text:style-name="P6"/>
          </table:table-cell>
        </table:table-row>
      </table:table>
      <text:p text:style-name="P6"><text:s text:c="4"/>6.1.担当忧患</text:p>
      <text:p text:style-name="P1"><text:s text:c="4"/>单词解释：חֳלָיֵנוּ</text:p>
      <text:p text:style-name="P1"><text:s text:c="4"/>他的历史</text:p>
      <text:p text:style-name="P1"><text:s text:c="4"/>新旧约连接</text:p>
      <text:p text:style-name="P1"><text:soft-page-break/><text:s text:c="4"/>6.2.背负痛苦</text:p>
      <text:p text:style-name="P1"><text:s text:c="4"/>单词解释：וּמַכְאֹבֵינוּ</text:p>
      <text:p text:style-name="P1"><text:s text:c="4"/>他的历史</text:p>
      <text:p text:style-name="P1"><text:s text:c="4"/>新旧约连接</text:p>
      <text:p text:style-name="P1"><text:s text:c="4"/>6.3.被人误解</text:p>
      <text:p text:style-name="P1"><text:s text:c="4"/>单词解释：חֲשַׁבְנֻהוּ</text:p>
      <text:p text:style-name="P1"><text:s text:c="4"/>他的历史</text:p>
      <text:p text:style-name="P1"><text:s text:c="4"/>新旧约连接</text:p>
      <text:p text:style-name="P1"/>
      <text:p text:style-name="P1"/>
      <text:p text:style-name="P7">7.弥赛亚，שָׁלוׂם רָפָא（53：5, 平安医治）</text:p>
      <text:p text:style-name="P1"><text:s text:c="4"/>צפניה 53-5 וְהוּא מְחֹלָל מִפְּשָׁעֵנוּ מְדֻכָּא מֵעֲוֹנֹתֵינוּ מוּסַר שְׁלוֹמֵנוּ עָלָיו וּבַחֲבֻרָתוֹ נִרְפָּא־לָנוּ:</text:p>
      <text:p text:style-name="P6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9">IHOT</text:p>
          </table:table-cell>
          <table:table-cell table:style-name="Table7.B1" office:value-type="string">
            <text:p text:style-name="P6"/>
          </table:table-cell>
        </table:table-row>
        <table:table-row>
          <table:table-cell table:style-name="Table7.A2" office:value-type="string">
            <text:p text:style-name="P29">和合本</text:p>
          </table:table-cell>
          <table:table-cell table:style-name="Table7.B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29">KRV</text:p>
          </table:table-cell>
          <table:table-cell table:style-name="Table7.B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29">LXX</text:p>
          </table:table-cell>
          <table:table-cell table:style-name="Table7.B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29">WEB</text:p>
          </table:table-cell>
          <table:table-cell table:style-name="Table7.B2" office:value-type="string">
            <text:p text:style-name="P6"/>
          </table:table-cell>
        </table:table-row>
      </table:table>
      <text:p text:style-name="P6"><text:s text:c="4"/>7.1.过犯罪孽</text:p>
      <text:p text:style-name="P1"><text:s text:c="4"/>单词解释：</text:p>
      <text:p text:style-name="P1"><text:s text:c="4"/>他的历史</text:p>
      <text:p text:style-name="P1"><text:s text:c="4"/>新旧约连接</text:p>
      <text:p text:style-name="P1"><text:s text:c="4"/>7.2.受伤受欺</text:p>
      <text:p text:style-name="P1"><text:s text:c="4"/>单词解释：</text:p>
      <text:p text:style-name="P1"><text:s text:c="4"/>他的历史</text:p>
      <text:p text:style-name="P1"><text:s text:c="4"/>新旧约连接</text:p>
      <text:p text:style-name="P1"><text:s text:c="4"/>7.3.责罚鞭打</text:p>
      <text:p text:style-name="P1"><text:s text:c="4"/>单词解释：</text:p>
      <text:p text:style-name="P1"><text:s text:c="4"/>他的历史</text:p>
      <text:p text:style-name="P1"><text:s text:c="4"/>新旧约连接</text:p>
      <text:p text:style-name="P1"><text:s text:c="4"/>7.4.平安医治</text:p>
      <text:p text:style-name="P1"><text:s text:c="4"/>单词解释：</text:p>
      <text:p text:style-name="P1"><text:s text:c="4"/>他的历史</text:p>
      <text:p text:style-name="P1"><text:s text:c="4"/>新旧约连接</text:p>
      <text:p text:style-name="P1"/>
      <text:p text:style-name="P1"><text:soft-page-break/></text:p>
      <text:p text:style-name="P7">8.弥赛亚，שֵֹה־הָאֱלֹהִים（53：6, 神的羔羊）</text:p>
      <text:p text:style-name="P1"><text:s text:c="4"/>צפניה 53-6 כֻּלָּנוּ כַּצֹּאן תָּעִינוּ אִישׁ לְדַרְכּוֹ פָּנִינוּ וַיהוָה הִפְגִּיעַ בּוֹ אֵת עֲוֹן כֻּלָּנוּ:</text:p>
      <text:p text:style-name="P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9">IHOT</text:p>
          </table:table-cell>
          <table:table-cell table:style-name="Table6.B1" office:value-type="string">
            <text:p text:style-name="P6"/>
          </table:table-cell>
        </table:table-row>
        <table:table-row>
          <table:table-cell table:style-name="Table6.A2" office:value-type="string">
            <text:p text:style-name="P29">和合本</text:p>
          </table:table-cell>
          <table:table-cell table:style-name="Table6.B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29">KRV</text:p>
          </table:table-cell>
          <table:table-cell table:style-name="Table6.B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29">LXX</text:p>
          </table:table-cell>
          <table:table-cell table:style-name="Table6.B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29">WEB</text:p>
          </table:table-cell>
          <table:table-cell table:style-name="Table6.B2" office:value-type="string">
            <text:p text:style-name="P6"/>
          </table:table-cell>
        </table:table-row>
      </table:table>
      <text:p text:style-name="P6"><text:s text:c="4"/>8.1.走迷的我们</text:p>
      <text:p text:style-name="P1"><text:s text:c="4"/>单词解释：</text:p>
      <text:p text:style-name="P1"><text:s text:c="4"/>他的历史</text:p>
      <text:p text:style-name="P1"><text:s text:c="4"/>新旧约连接</text:p>
      <text:p text:style-name="P1"><text:s text:c="4"/>8.2.担当的羔羊</text:p>
      <text:p text:style-name="P1"><text:s text:c="4"/>单词解释：</text:p>
      <text:p text:style-name="P1"><text:s text:c="4"/>他的历史</text:p>
      <text:p text:style-name="P1"><text:s text:c="4"/>新旧约连接</text:p>
      <text:p text:style-name="P1"/>
      <text:p text:style-name="P1"/>
      <text:p text:style-name="P7">9.弥赛亚，שֶֹה נֶאֱלָמָה（53：7, 沉默的羔羊）</text:p>
      <text:p text:style-name="P1"><text:s text:c="4"/>צפניה 53-7 נִגַּשׂ וְהוּא נַעֲנֶה וְלֹא יִפְתַּח־פִּיו כַּשּׂה לַטֶּבַח יוּבָל וּכְרָחֵל לִפְנֵי גֹזְזֶיהָ נֶאֱלָמָה וְלֹא יִפְתַּח פִּיו:</text:p>
      <text:p text:style-name="P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9">IHOT</text:p>
          </table:table-cell>
          <table:table-cell table:style-name="Table5.B1" office:value-type="string">
            <text:p text:style-name="P6"/>
          </table:table-cell>
        </table:table-row>
        <table:table-row>
          <table:table-cell table:style-name="Table5.A2" office:value-type="string">
            <text:p text:style-name="P29">和合本</text:p>
          </table:table-cell>
          <table:table-cell table:style-name="Table5.B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29">KRV</text:p>
          </table:table-cell>
          <table:table-cell table:style-name="Table5.B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29">LXX</text:p>
          </table:table-cell>
          <table:table-cell table:style-name="Table5.B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29">WEB</text:p>
          </table:table-cell>
          <table:table-cell table:style-name="Table5.B2" office:value-type="string">
            <text:p text:style-name="P6"/>
          </table:table-cell>
        </table:table-row>
      </table:table>
      <text:p text:style-name="P6"><text:s text:c="4"/>9.1.默默受苦</text:p>
      <text:p text:style-name="P1"><text:s text:c="4"/>单词解释：</text:p>
      <text:p text:style-name="P1"><text:s text:c="4"/>他的历史</text:p>
      <text:p text:style-name="P1"><text:s text:c="4"/>新旧约连接</text:p>
      <text:p text:style-name="P1"><text:s text:c="4"/>9.2.无声被杀</text:p>
      <text:p text:style-name="P1"><text:s text:c="4"/>单词解释：</text:p>
      <text:p text:style-name="P1"><text:s text:c="4"/>他的历史</text:p>
      <text:p text:style-name="P1"><text:s text:c="4"/>新旧约连接</text:p>
      <text:p text:style-name="P1"><text:soft-page-break/></text:p>
      <text:p text:style-name="P1"/>
      <text:p text:style-name="P9">10.弥赛亚，מִפֶּשַׁע עַמִּי（53：8, 因我百姓的过犯） <text:s text:c="3"/></text:p>
      <text:p text:style-name="P15">צפניה 53-8 מֵעֹצֶר וּמִמִּשְׁפָּט לֻקָּח וְאֶת־דּוֹרוֹ מִי יְשׂוֹחֵחַ כִּי נִגְזַר מֵאֶרֶץ חַיִּים מִפֶּשַׁע עַמִּי נֶגַע לָמוֹ:</text:p>
      <text:p text:style-name="P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9">IHOT</text:p>
          </table:table-cell>
          <table:table-cell table:style-name="Table4.B1" office:value-type="string">
            <text:p text:style-name="P6"/>
          </table:table-cell>
        </table:table-row>
        <table:table-row>
          <table:table-cell table:style-name="Table4.A2" office:value-type="string">
            <text:p text:style-name="P29">和合本</text:p>
          </table:table-cell>
          <table:table-cell table:style-name="Table4.B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29">KRV</text:p>
          </table:table-cell>
          <table:table-cell table:style-name="Table4.B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29">LXX</text:p>
          </table:table-cell>
          <table:table-cell table:style-name="Table4.B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29">WEB</text:p>
          </table:table-cell>
          <table:table-cell table:style-name="Table4.B2" office:value-type="string">
            <text:p text:style-name="P6"/>
          </table:table-cell>
        </table:table-row>
      </table:table>
      <text:p text:style-name="P6"><text:s text:c="4"/>10.1.欺压审判</text:p>
      <text:p text:style-name="P1"><text:s text:c="4"/>单词解释：</text:p>
      <text:p text:style-name="P1"><text:s text:c="4"/>他的历史</text:p>
      <text:p text:style-name="P1"><text:s text:c="4"/>新旧约连接</text:p>
      <text:p text:style-name="P1"><text:s text:c="4"/>10.2.剪除击打</text:p>
      <text:p text:style-name="P1"><text:s text:c="4"/>单词解释：</text:p>
      <text:p text:style-name="P1"><text:s text:c="4"/>他的历史</text:p>
      <text:p text:style-name="P1"><text:s text:c="4"/>新旧约连接</text:p>
      <text:p text:style-name="P1"><text:s text:c="4"/>10.3.因我百姓</text:p>
      <text:p text:style-name="P1"><text:s text:c="4"/>单词解释：</text:p>
      <text:p text:style-name="P1"><text:s text:c="4"/>他的历史</text:p>
      <text:p text:style-name="P1"><text:s text:c="4"/>新旧约连接</text:p>
      <text:p text:style-name="P1"/>
      <text:p text:style-name="P7">11.弥赛亚，לֹא־חָמָס עָשָֹה וְלֹא מִרמָה בְּפִיו（53：9-10, 他未行强暴，他口中没有诡诈）</text:p>
      <text:p text:style-name="P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8">IHOT</text:p>
          </table:table-cell>
          <table:table-cell table:style-name="Table3.B1" office:value-type="string">
            <text:p text:style-name="P5"/>
          </table:table-cell>
        </table:table-row>
        <table:table-row>
          <table:table-cell table:style-name="Table3.A2" office:value-type="string">
            <text:p text:style-name="P28">和合本</text:p>
          </table:table-cell>
          <table:table-cell table:style-name="Table3.B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28">KRV</text:p>
          </table:table-cell>
          <table:table-cell table:style-name="Table3.B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28">LXX</text:p>
          </table:table-cell>
          <table:table-cell table:style-name="Table3.B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28">WEB</text:p>
          </table:table-cell>
          <table:table-cell table:style-name="Table3.B2" office:value-type="string">
            <text:p text:style-name="P5"/>
          </table:table-cell>
        </table:table-row>
      </table:table>
      <text:p text:style-name="P5"><text:s text:c="4"/>צפניה 53-10 וַיהוָה חָפֵץ דַּכְּאוֹ הֶחֱלִי אִם־תָּשִׂים אָשָׁם נַפְשׁוֹ יִרְאֶה זֶרַע יַאֲרִיךְ יָמִים וְחֵפֶץ יְהוָה בְּיָדוֹ יִצְלָח:</text:p>
      <text:p text:style-name="P1"><text:s text:c="4"/>11.1.他的坟墓</text:p>
      <text:p text:style-name="P1"><text:s text:c="4"/>单词解释：</text:p>
      <text:p text:style-name="P1"><text:soft-page-break/><text:s text:c="4"/>他的历史</text:p>
      <text:p text:style-name="P1"><text:s text:c="4"/>新旧约连接</text:p>
      <text:p text:style-name="P1"><text:s text:c="4"/>11.2.他的无辜</text:p>
      <text:p text:style-name="P1"><text:s text:c="4"/>单词解释：</text:p>
      <text:p text:style-name="P1"><text:s text:c="4"/>他的历史</text:p>
      <text:p text:style-name="P1"><text:s text:c="4"/>新旧约连接</text:p>
      <text:p text:style-name="P1"><text:s text:c="4"/>11.3.神的悦纳</text:p>
      <text:p text:style-name="P1"><text:s text:c="4"/>单词解释：</text:p>
      <text:p text:style-name="P1"><text:s text:c="4"/>他的历史</text:p>
      <text:p text:style-name="P1"><text:s text:c="4"/>新旧约连接</text:p>
      <text:p text:style-name="P1"><text:s text:c="4"/>11.4.他必亨通</text:p>
      <text:p text:style-name="P1"><text:s text:c="4"/>单词解释：</text:p>
      <text:p text:style-name="P1"><text:s text:c="4"/>他的历史</text:p>
      <text:p text:style-name="P1"><text:s text:c="4"/>新旧约连接</text:p>
      <text:p text:style-name="P1"/>
      <text:p text:style-name="P7">12.弥赛亚，שָֹבַע（53：11-12, 满足）</text:p>
      <text:p text:style-name="P2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7">IHOT</text:p>
          </table:table-cell>
          <table:table-cell table:style-name="Table2.B1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7">和合本</text:p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7">KRV</text:p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7">LXX</text:p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7">WEB</text:p>
          </table:table-cell>
          <table:table-cell table:style-name="Table2.B2" office:value-type="string">
            <text:p text:style-name="P4"/>
          </table:table-cell>
        </table:table-row>
      </table:table>
      <text:p text:style-name="P4"><text:s text:c="4"/>12.1.他的劳苦</text:p>
      <text:p text:style-name="P1"><text:s text:c="4"/>单词解释：</text:p>
      <text:p text:style-name="P1"><text:s text:c="4"/>他的历史</text:p>
      <text:p text:style-name="P1"><text:s text:c="4"/>新旧约连接</text:p>
      <text:p text:style-name="P1"><text:s text:c="4"/>12.2.他的知识</text:p>
      <text:p text:style-name="P1"><text:s text:c="4"/>单词解释：</text:p>
      <text:p text:style-name="P1"><text:s text:c="4"/>他的历史</text:p>
      <text:p text:style-name="P1"><text:s text:c="4"/>新旧约连接</text:p>
      <text:p text:style-name="P1"><text:s text:c="4"/>12.3.他的位分</text:p>
      <text:p text:style-name="P1"><text:s text:c="4"/>单词解释：</text:p>
      <text:p text:style-name="P1"><text:s text:c="4"/>他的历史</text:p>
      <text:p text:style-name="P1"><text:s text:c="4"/>新旧约连接</text:p>
      <text:p text:style-name="P1"><text:s text:c="4"/>12.4.他的掳物</text:p>
      <text:p text:style-name="P1"><text:s text:c="4"/>单词解释：</text:p>
      <text:p text:style-name="P1"><text:soft-page-break/><text:s text:c="4"/>他的历史</text:p>
      <text:p text:style-name="P1"><text:s text:c="4"/>新旧约连接</text:p>
      <text:p text:style-name="P1"><text:s text:c="4"/>12.5.他配得</text:p>
      <text:p text:style-name="P1"><text:s text:c="4"/>单词解释：</text:p>
      <text:p text:style-name="P1"><text:s text:c="4"/>他的历史</text:p>
      <text:p text:style-name="P1"><text:s text:c="4"/>新旧约连接</text:p>
      <text:p text:style-name="P1"/>
      <text:p text:style-name="P7">结论</text:p>
      <text:p text:style-name="P7"/>
      <text:p text:style-name="P7">参考文献</text:p>
      <text:p text:style-name="P7"/>
      <text:p text:style-name="P7">致谢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2T17:39:10.841476783</meta:creation-date>
    <dc:date>2021-07-02T18:32:10.321542817</dc:date>
    <meta:editing-duration>PT52M43S</meta:editing-duration>
    <meta:editing-cycles>37</meta:editing-cycles>
    <meta:generator>LibreOffice/6.4.6.2$Linux_X86_64 LibreOffice_project/40$Build-2</meta:generator>
    <meta:document-statistic meta:table-count="12" meta:image-count="0" meta:object-count="0" meta:page-count="18" meta:paragraph-count="374" meta:word-count="6595" meta:character-count="9670" meta:non-whitespace-character-count="8258"/>
  </office:meta>
</office:document-meta>
</file>